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470000">
            <text:p>71,4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59745000">
            <text:p>59,745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00000">
            <text:p>99,20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1116000">
            <text:p>61,116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1193000">
            <text:p>101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0071000">
            <text:p>70,07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219000">
            <text:p>51,219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office:value-type="float" office:value="1068000">
            <text:p>1,06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79727000">
            <text:p>79,727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993000">
            <text:p>58,99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7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4951000">
            <text:p>54,9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01000">
            <text:p>85,30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2016-12-05</text:date>, <text:time>19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2-05T19:35:00</dc:date>
    <meta:editing-duration>P256DT7H37M16S</meta:editing-duration>
    <meta:editing-cycles>531</meta:editing-cycles>
    <dc:creator>Ben Miller</dc:creator>
    <meta:document-statistic meta:table-count="11" meta:cell-count="2529" meta:object-count="0"/>
    <meta:user-defined meta:name=""/>
  </office:meta>
</office:document-meta>
</file>